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759" officeooo:paragraph-rsid="00138759"/>
    </style:style>
    <style:style style:name="P2" style:family="paragraph" style:parent-style-name="Standard">
      <style:text-properties officeooo:rsid="00139888" officeooo:paragraph-rsid="00139888"/>
    </style:style>
    <style:style style:name="P3" style:family="paragraph" style:parent-style-name="Standard" style:list-style-name="L1">
      <style:text-properties officeooo:rsid="00139888" officeooo:paragraph-rsid="00139888"/>
    </style:style>
    <style:style style:name="P4" style:family="paragraph" style:parent-style-name="Standard">
      <style:text-properties officeooo:rsid="001510ed" officeooo:paragraph-rsid="001510e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10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mit notes:</text:p>
      <text:p text:style-name="P1"/>
      <text:p text:style-name="P1">Random drops → Use array filter and maps, cycle health</text:p>
      <text:p text:style-name="P1"/>
      <text:p text:style-name="P2">Ammo drops → Ammo for heavy special attacks</text:p>
      <text:p text:style-name="P2"><text:tab/>Different ammo types?</text:p>
      <text:list text:style-name="L1">
        <text:list-item>
          <text:p text:style-name="P3">Slugs/<text:span text:style-name="T3">Straight shot</text:span> → Longer ranged, full damage. 3<text:span text:style-name="T1">rd</text:span> attack double damage</text:p>
        </text:list-item>
        <text:list-item>
          <text:p text:style-name="P3">Buckshot/<text:span text:style-name="T3">Scatter shot</text:span> → High stagger, medium range, some damage. 3<text:span text:style-name="T1">rd</text:span> attack full damage, stagger multiple</text:p>
        </text:list-item>
        <text:list-item>
          <text:p text:style-name="P3">Birdshot/<text:span text:style-name="T3">Scatter shot</text:span> → High arc, stagger, low/no damage. 3<text:span text:style-name="T1">rd</text:span> insta stagger regular enemies, some samage</text:p>
        </text:list-item>
        <text:list-item>
          <text:p text:style-name="P3">Explosives → AoE stagger on impact. 3<text:span text:style-name="T1">rd</text:span> attack full damage and/or larger area</text:p>
        </text:list-item>
        <text:list-item>
          <text:p text:style-name="P3">Antimatter → High damage and stagger. 3<text:span text:style-name="T1">rd</text:span> Insta stun enemies, maybe elites, AoE. Stagger damage bosses. Rare drops. </text:p>
        </text:list-item>
      </text:list>
      <text:p text:style-name="P2"/>
      <text:list text:continue-numbering="true" text:style-name="L1">
        <text:list-item>
          <text:p text:style-name="P3">Airshot → default. No damage, regular stagger. 3<text:span text:style-name="T1">rd</text:span> longer range, wider arc</text:p>
        </text:list-item>
      </text:list>
      <text:p text:style-name="P2"/>
      <text:p text:style-name="P4">Gun → Stick with shotgun, or have multiple options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21:57:48.764000000</meta:creation-date>
    <dc:date>2024-12-03T01:01:16.975000000</dc:date>
    <meta:editing-duration>PT10M20S</meta:editing-duration>
    <meta:editing-cycles>1</meta:editing-cycles>
    <meta:document-statistic meta:table-count="0" meta:image-count="0" meta:object-count="0" meta:page-count="1" meta:paragraph-count="11" meta:word-count="122" meta:character-count="738" meta:non-whitespace-character-count="631"/>
    <meta:generator>LibreOffice/24.2.5.2$Windows_X86_64 LibreOffice_project/bffef4ea93e59bebbeaf7f431bb02b1a39ee8a59</meta:generator>
  </office:meta>
</office:document-meta>
</file>